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854" officeooo:paragraph-rsid="0018d854"/>
    </style:style>
    <style:style style:name="P2" style:family="paragraph" style:parent-style-name="Standard">
      <style:text-properties officeooo:rsid="001caa23" officeooo:paragraph-rsid="001caa23"/>
    </style:style>
    <style:style style:name="P3" style:family="paragraph" style:parent-style-name="Standard">
      <style:text-properties officeooo:rsid="001cfdd4" officeooo:paragraph-rsid="001cfdd4"/>
    </style:style>
    <style:style style:name="P4" style:family="paragraph" style:parent-style-name="Standard">
      <style:text-properties officeooo:rsid="002490b0" officeooo:paragraph-rsid="002490b0"/>
    </style:style>
    <style:style style:name="P5" style:family="paragraph" style:parent-style-name="Standard">
      <style:text-properties officeooo:rsid="00258cb4" officeooo:paragraph-rsid="00258cb4"/>
    </style:style>
    <style:style style:name="P6" style:family="paragraph" style:parent-style-name="Standard">
      <style:text-properties officeooo:rsid="002a98b6" officeooo:paragraph-rsid="002a98b6"/>
    </style:style>
    <style:style style:name="P7" style:family="paragraph" style:parent-style-name="Standard">
      <style:text-properties officeooo:rsid="002c1407" officeooo:paragraph-rsid="002c1407"/>
    </style:style>
    <style:style style:name="P8" style:family="paragraph" style:parent-style-name="Standard">
      <style:text-properties officeooo:rsid="0038447b" officeooo:paragraph-rsid="0038447b"/>
    </style:style>
    <style:style style:name="T1" style:family="text">
      <style:text-properties officeooo:rsid="001ab098"/>
    </style:style>
    <style:style style:name="T2" style:family="text">
      <style:text-properties officeooo:rsid="001cfdd4"/>
    </style:style>
    <style:style style:name="T3" style:family="text">
      <style:text-properties officeooo:rsid="0024cfa4"/>
    </style:style>
    <style:style style:name="T4" style:family="text">
      <style:text-properties officeooo:rsid="00258cb4"/>
    </style:style>
    <style:style style:name="T5" style:family="text">
      <style:text-properties officeooo:rsid="0025ad88"/>
    </style:style>
    <style:style style:name="T6" style:family="text">
      <style:text-properties officeooo:rsid="0028a102"/>
    </style:style>
    <style:style style:name="T7" style:family="text">
      <style:text-properties officeooo:rsid="002c1407"/>
    </style:style>
    <style:style style:name="T8" style:family="text">
      <style:text-properties officeooo:rsid="002d24f9"/>
    </style:style>
    <style:style style:name="T9" style:family="text">
      <style:text-properties officeooo:rsid="0036c085"/>
    </style:style>
    <style:style style:name="T10" style:family="text">
      <style:text-properties officeooo:rsid="0038447b"/>
    </style:style>
    <style:style style:name="T11" style:family="text">
      <style:text-properties officeooo:rsid="0038e0e5"/>
    </style:style>
    <style:style style:name="T12" style:family="text">
      <style:text-properties officeooo:rsid="003ba2f3"/>
    </style:style>
    <style:style style:name="T13" style:family="text">
      <style:text-properties officeooo:rsid="003de1f3"/>
    </style:style>
    <style:style style:name="T14" style:family="text">
      <style:text-properties officeooo:rsid="003e20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net</text:p>
      <text:p text:style-name="P1"/>
      <text:p text:style-name="P1"/>
      <text:p text:style-name="P1"><text:span text:style-name="T2">&lt;p&gt;</text:span>Freenet is a piece of <text:span text:style-name="T1">peer to peer</text:span> software <text:span text:style-name="T1">that is</text:span> used for <text:span text:style-name="T9">censorship resistant file sharing and information exchange.</text:span> <text:span text:style-name="T1">The network has been in development for considerably longer than many others, more that 18 years. It is in version 0.7.5, as of May, 2019. The official clearnet site is available &lt;a href=“https://freenetproject.org”&gt;Here&lt;/a&gt;.</text:span></text:p>
      <text:p text:style-name="P3">&lt;/p&gt;</text:p>
      <text:p text:style-name="P2">&lt;br&gt;</text:p>
      <text:p text:style-name="P2">&lt;h2&gt;</text:p>
      <text:p text:style-name="P2">How does it work?</text:p>
      <text:p text:style-name="P3"><text:s/>&lt;/h2&gt;</text:p>
      <text:p text:style-name="P3">&lt;br&gt;</text:p>
      <text:p text:style-name="P3">&lt;p&gt;Freenet is a fully decentralized network<text:span text:style-name="T12">; t</text:span>here are no central servers<text:span text:style-name="T12">. In fact, there are no servers in the traditional sense. All data on the network is distributed across several “nodes.” When you request a file, your node asks the ones that it is connected to if they have the data and they ask the ones they are connected to and so on. As long as there are enough nodes with fragments of the file, you can reassemble and view it on your machine. This system prevents censorship by companies and governments as well as not requiring a computer with amazing uptime to reliably host your site. Unlike Tor or i2p, the data is spread throughout the network. The downside to this method is that it requires a lot of time for your node to become fully bootstrapped onto the network and several hours before you can get good performance. This will happen any time your node is down for more than a few minutes.</text:span></text:p>
      <text:p text:style-name="P4">&lt;br&gt;</text:p>
      <text:p text:style-name="P4">&lt;p&gt;Typically, when you connect to Freenet, you wil<text:span text:style-name="T4">l be in open-net mode</text:span>. In this mode, your node will connect to any other nodes on the network. If you add “friends<text:span text:style-name="T12">," it </text:span>will prioritize connecting to them. If you know enough people who use Freenet, you can enter darknet mode. In this mode, you only connect to friendly nodes, increasing your anonymity and making it more difficult <text:span text:style-name="T12">to detect that you are running Freenet</text:span>. <text:span text:style-name="T3">If one of your friends is connected to you, but not in darknet mode, you can access the rest of Freenet through them.</text:span></text:p>
      <text:p text:style-name="P5">&lt;/p&gt;</text:p>
      <text:p text:style-name="P5">&lt;br&gt;</text:p>
      <text:p text:style-name="P5">&lt;h2&gt;Content Creation&lt;/h2&gt;</text:p>
      <text:p text:style-name="P5">&lt;br&gt;</text:p>
      <text:p text:style-name="P5">&lt;p&gt;For a network like this to be successful, there <text:span text:style-name="T6">must be</text:span> <text:span text:style-name="T6">content to</text:span> access. In the case of Freenet, most of this “stuff” is HTML files in the form of “freesites.” The<text:span text:style-name="T6">y</text:span> function just like a regular website, except they ar<text:span text:style-name="T13">e decentralized.</text:span> <text:span text:style-name="T5">You can also add any other kind of file to the network. Another distinctive aspect of Freenet is that it splits files into blocks and distributes them across multiple nodes. No single node can have the entire file and the blocks are cached on multiple nodes. This allows for greater performance, accessibility and redundancy should one of the nodes go offline.</text:span></text:p>
      <text:p text:style-name="P6">&lt;/p&gt;</text:p>
      <text:p text:style-name="P7">&lt;br&gt;</text:p>
      <text:p text:style-name="P7">&lt;p&gt;“So,” I hear you say (in my fevered imagination)<text:span text:style-name="T14">,</text:span> “This is all great, but can I actually do anything but view sites?” Yes. Yes, you can. A huge variety of tools have been built for Freenet, thei<text:span text:style-name="T8">r</text:span> purposes ranging from social media to email to microblogging. <text:span text:style-name="T8">Most of these programs utilize the Web of Trust plugin. This lets you create an identity for use throughout the programs and helps prevent spam. WoT identities have trust values, if you encounter somebody who is, overall a pretty cool frood, you can give them a high trust value. If you meet another person who is a jerk or a spammer, you can assign them a low trust value. When somebody’s trust value gets too low, their visibility starts to drop across the </text:span><text:soft-page-break/><text:span text:style-name="T8">board. If you send spam over FMS (Freenet Messaging System) people will stop seeing your posts on Sone (Freenet’s main social media).</text:span></text:p>
      <text:p text:style-name="P6">&lt;br&gt;</text:p>
      <text:p text:style-name="P6">&lt;p&gt;<text:span text:style-name="T10">Unfortunately</text:span> Freenet seems to have degraded over time, slowly turning into a haven for both illegal and distasteful content. This, however only applies to open-net mode. This is not where Freenet truly shines. If you can gather enough people to switch to darknet mode, you will get an amazing platform for sharing information, storing files and <text:span text:style-name="T7">communicating. This, in my opinion, is the saving grace of Freenet. When in darknet mode, all programs built for Freenet should work just fine. This means that you can create a private social network with Sone, insert full sites with jSite and even send email using Freemail. To do this, you just have to exchange “noderefs” with everyone who will be a part of the network, then flip the switch to leave open-net and enter your hidden domain.</text:span></text:p>
      <text:p text:style-name="P8">&lt;p&gt;</text:p>
      <text:p text:style-name="P8">&lt;br&gt;</text:p>
      <text:p text:style-name="P8">&lt;p&gt;&lt;h2&gt;Final Verdict&lt;/h2&gt;&lt;/p&gt;</text:p>
      <text:p text:style-name="P8">&lt;br&gt;</text:p>
      <text:p text:style-name="P8">&lt;p&gt;I see Freenet as <text:span text:style-name="T11">a great platform that has been overcome by negative content. Take away that content and you get an amazing platform. If you can put together a big enough group, it is certainly a viable communication platform. If anybody has any input, DM me on Mastodon &lt;Link to Mastod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9:03:52.369479951</meta:creation-date>
    <dc:date>2019-05-06T20:02:31.113996753</dc:date>
    <meta:editing-duration>P2DT1M13S</meta:editing-duration>
    <meta:editing-cycles>29</meta:editing-cycles>
    <meta:generator>LibreOffice/6.0.7.3$Linux_X86_64 LibreOffice_project/00m0$Build-3</meta:generator>
    <meta:document-statistic meta:table-count="0" meta:image-count="0" meta:object-count="0" meta:page-count="2" meta:paragraph-count="26" meta:word-count="778" meta:character-count="4472" meta:non-whitespace-character-count="3719"/>
  </office:meta>
</office:document-meta>
</file>